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FreeMono" officeooo:rsid="001b71a7" officeooo:paragraph-rsid="001b71a7"/>
    </style:style>
    <style:style style:name="P2" style:family="paragraph" style:parent-style-name="Standard">
      <style:text-properties style:font-name="FreeMono" officeooo:rsid="001c1462" officeooo:paragraph-rsid="001c1462"/>
    </style:style>
    <style:style style:name="P3" style:family="paragraph" style:parent-style-name="Standard">
      <style:text-properties style:font-name="FreeMono" officeooo:rsid="001d9fee" officeooo:paragraph-rsid="001d9fee"/>
    </style:style>
    <style:style style:name="P4" style:family="paragraph" style:parent-style-name="Standard">
      <style:text-properties style:font-name="FreeMono" officeooo:rsid="001ee20e" officeooo:paragraph-rsid="001ee20e"/>
    </style:style>
    <style:style style:name="P5" style:family="paragraph" style:parent-style-name="Standard">
      <style:text-properties style:font-name="FreeMono" officeooo:rsid="001f96f9" officeooo:paragraph-rsid="001f96f9"/>
    </style:style>
    <style:style style:name="T1" style:family="text">
      <style:text-properties officeooo:rsid="001d9fee"/>
    </style:style>
    <style:style style:name="T2" style:family="text">
      <style:text-properties officeooo:rsid="001ee20e"/>
    </style:style>
    <style:style style:name="T3" style:family="text">
      <style:text-properties fo:font-style="italic" style:font-style-asian="italic" style:font-style-complex="italic"/>
    </style:style>
    <style:style style:name="T4" style:family="text">
      <style:text-properties fo:font-style="italic" officeooo:rsid="001c1462" style:font-style-asian="italic" style:font-style-complex="italic"/>
    </style:style>
    <style:style style:name="T5" style:family="text">
      <style:text-properties fo:font-style="italic" officeooo:rsid="001ee20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c1462" style:font-style-asian="normal" style:font-style-complex="normal"/>
    </style:style>
    <style:style style:name="T8" style:family="text">
      <style:text-properties fo:font-style="normal" officeooo:rsid="001f96f9" style:font-style-asian="normal" style:font-style-complex="normal"/>
    </style:style>
    <style:style style:name="T9" style:family="text">
      <style:text-properties fo:font-style="normal" officeooo:rsid="001ee20e"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S200</text:p>
      <text:p text:style-name="P1">Homework 01</text:p>
      <text:p text:style-name="P1">Christopher Bero</text:p>
      <text:p text:style-name="P1"/>
      <text:p text:style-name="P2"/>
      <text:p text:style-name="P2">1a. I'm amazed at the organization and quality of Temixtitlan described in <text:span text:style-name="T3">Second Letter to Charles V</text:span>. The city seems to have very advanced social and government faculties. </text:p>
      <text:p text:style-name="P2"/>
      <text:p text:style-name="P2">1b. <text:span text:style-name="T1">And equally amazed at the depiction of the author's interaction in removing idols from a temple. The depth of conversation indicated there, along with the admission on behalf of the people he was visiting about their ancestry shows a much more capable and keen mindset than usually portrayed by grade school.</text:span></text:p>
      <text:p text:style-name="P2"/>
      <text:p text:style-name="P3">1c. <text:span text:style-name="T2">The state or stance of the Chinese government during the </text:span><text:span text:style-name="T5">Letter to George III</text:span><text:span text:style-name="T2"> is fascinating. That the European nations were considered wholly barbarians makes sense, but it's not an interaction or view I would have expected.</text:span></text:p>
      <text:p text:style-name="P3"/>
      <text:p text:style-name="P4">2a. When the idols are replaced during the <text:span text:style-name="T4">Second Letter to Charles V</text:span><text:span text:style-name="T7">, </text:span><text:span text:style-name="T6">it shows a cooperation that doesn't match my expectation of imperialism upon America. I think the existence of such a route or connection would not appear given the extreme overtaking that western weapons and diseases entailed, but nonetheless the author appears to have excellent communication with the people and even the governing </text:span><text:span text:style-name="T8">royalty.</text:span></text:p>
      <text:p text:style-name="P4"><text:span text:style-name="T8"/></text:p>
      <text:p text:style-name="P5"><text:span text:style-name="T6">2b. Of course the Chinese refusal for embassy is a major theme in the second letters. To hear the argument that China has all supplies and materials it could want, and then learn that a few years later the dynasty is successfully attacked makes me wonder how better trade relations would affect the situation. Perhaps the abandonment of more advanced trade was a precursor to invasion?</text:span></text:p>
      <text:p text:style-name="P5"><text:span text:style-name="T6"/></text:p>
      <text:p text:style-name="P5"><text:span text:style-name="T6">3. I'd like to know more about the Chinese/British relationships during the time of the </text:span><text:span text:style-name="T5">Letter to George III</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09:17:25.767221498</meta:creation-date>
    <dc:date>2016-08-23T10:50:35.926389266</dc:date>
    <meta:editing-duration>PT31M28S</meta:editing-duration>
    <meta:editing-cycles>2</meta:editing-cycles>
    <meta:generator>LibreOffice/5.2.0.4$Linux_X86_64 LibreOffice_project/20m0$Build-4</meta:generator>
    <meta:print-date>2016-08-23T10:13:48.049266887</meta:print-date>
    <meta:document-statistic meta:table-count="0" meta:image-count="0" meta:object-count="0" meta:page-count="1" meta:paragraph-count="9" meta:word-count="274" meta:character-count="1653" meta:non-whitespace-character-count="1387"/>
  </office:meta>
</office:document-meta>
</file>